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.6999998092651pt" officeooo:rsid="000ead6b" officeooo:paragraph-rsid="000ead6b" style:font-size-asian="10.6999998092651pt" style:font-size-complex="10.6999998092651pt"/>
    </style:style>
    <style:style style:name="P2" style:family="paragraph" style:parent-style-name="Text_20_body">
      <style:text-properties style:font-name="Arial" fo:font-size="10.6999998092651pt" style:font-size-asian="10.6999998092651pt" style:font-size-complex="10.6999998092651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0.6999998092651pt" style:font-size-asian="10.6999998092651pt" style:font-size-complex="10.6999998092651pt"/>
    </style:style>
    <style:style style:name="P4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10.6999998092651pt" style:font-size-asian="10.6999998092651pt" style:font-size-complex="10.6999998092651pt"/>
    </style:style>
    <style:style style:name="T4" style:family="text">
      <style:text-properties style:font-name="Arial" officeooo:rsid="0020112d"/>
    </style:style>
    <style:style style:name="T5" style:family="text">
      <style:text-properties style:font-name="Arial" officeooo:rsid="0021c5ab"/>
    </style:style>
    <style:style style:name="T6" style:family="text">
      <style:text-properties style:font-name="Arial" officeooo:rsid="0023781c"/>
    </style:style>
    <style:style style:name="T7" style:family="text">
      <style:text-properties style:font-name="Arial" officeooo:rsid="00252252"/>
    </style:style>
    <style:style style:name="T8" style:family="text">
      <style:text-properties officeooo:rsid="00153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udent:</text:span> Kevin Zamora Amela</text:p>
      <text:p text:style-name="P1"><text:span text:style-name="T1">Task:</text:span> <text:span text:style-name="T8">Speaking</text:span></text:p>
      <text:p text:style-name="P1"><text:span text:style-name="T1">Subject:</text:span> Inglés 2 (CFGS DAM)</text:p>
      <text:p text:style-name="P2">________________________________________________________________________</text:p>
      <text:p text:style-name="P4"><text:span text:style-name="Strong_20_Emphasis"><text:span text:style-name="T3">Web Developer Job Interview (Shortened Version)</text:span></text:span></text:p>
      <text:p text:style-name="P3"><text:span text:style-name="Strong_20_Emphasis">Interviewer:</text:span> Welcome, Kevin. Can you tell me about your experience and the technologies you use?</text:p>
      <text:p text:style-name="P4"><text:span text:style-name="Strong_20_Emphasis"><text:span text:style-name="T2">Kevin:</text:span></text:span><text:span text:style-name="T2"> Sure! I have experience in both front-end and back-end development. I’ve worked with Java, C#, and Python for backend development, using frameworks like Spring Boot, .NET Core, </text:span><text:span text:style-name="T4">Entity Framework</text:span><text:span text:style-name="T2"> and Django. For databases, I have experience with MySQL, </text:span><text:span text:style-name="T5">Firebase Firestore</text:span><text:span text:style-name="T2"> and PostgreSQL. On the front end, I use Angular and React, </text:span><text:span text:style-name="T5">also with Ionic Framework </text:span><text:span text:style-name="T6">to create Android and IOS Native Apps, using almost the same code</text:span><text:span text:style-name="T2">. I also have knowledge of Docker, GitHub, and testing tools like Selenium and JUnit.</text:span></text:p>
      <text:p text:style-name="P4"><text:span text:style-name="Strong_20_Emphasis"><text:span text:style-name="T2">Interviewer:</text:span></text:span><text:span text:style-name="T2"> That’s great! </text:span><text:span text:style-name="T7">And</text:span><text:span text:style-name="T2"> </text:span><text:span text:style-name="T7">h</text:span><text:span text:style-name="T2">ow do you stay updated with new technologies?</text:span></text:p>
      <text:p text:style-name="P4"><text:span text:style-name="Strong_20_Emphasis"><text:span text:style-name="T2">Kevin:</text:span></text:span><text:span text:style-name="T2"> I constantly learn through online courses, </text:span><text:span text:style-name="T7">official </text:span><text:span text:style-name="T2">documentation and</text:span><text:span text:style-name="T7"> developing</text:span><text:span text:style-name="T2"> personal projects </text:span><text:span text:style-name="T7">too</text:span><text:span text:style-name="T2">. I also follow tech blogs and participate in developer communities to keep up with industry trends.</text:span></text:p>
      <text:p text:style-name="P4"><text:span text:style-name="Strong_20_Emphasis"><text:span text:style-name="T2">Interviewer:</text:span></text:span><text:span text:style-name="T2"> That’s excellent, Kevin. Thank you for your time!</text:span></text:p>
      <text:p text:style-name="P4"><text:span text:style-name="Strong_20_Emphasis"><text:span text:style-name="T2">Kevin:</text:span></text:span><text:span text:style-name="T2"> Thank you! I appreciate the opportunity to speak with you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57:31.455766064</meta:creation-date>
    <dc:date>2025-03-06T17:38:38.625708011</dc:date>
    <meta:editing-duration>PT52M38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77" meta:character-count="1209" meta:non-whitespace-character-count="1043"/>
  </office:meta>
</office:document-meta>
</file>